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50500000385DA0F5F9BDC3869E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078cm" svg:height="2.859cm" svg:x="8.424cm" svg:y="13.408cm">
          <draw:image xlink:href="Pictures/100002010000050500000385DA0F5F9BDC3869E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1:54:21.389727009</meta:creation-date>
    <dc:date>2018-02-09T11:54:40.163139733</dc:date>
    <meta:editing-duration>PT19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